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67.75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72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3)" table:style-name="ta1">
        <table:shapes>
          <draw:frame draw:z-index="0" draw:style-name="gr1" draw:text-style-name="P1" svg:width="453.51pt" svg:height="255.09pt" svg:x="488.83pt" svg:y="408.44pt">
            <loext:p draw:notify-on-update-of-ranges="'grafana_data_export(23)'.B1:'grafana_data_export(23)'.B1 'grafana_data_export(23)'.B2:'grafana_data_export(23)'.B40 'grafana_data_export(23)'.C1:'grafana_data_export(23)'.C1 'grafana_data_export(23)'.C2:'grafana_data_export(23)'.C40 'grafana_data_export(23)'.D1:'grafana_data_export(23)'.D1 'grafana_data_export(23)'.D2:'grafana_data_export(23)'.D40 'grafana_data_export(23)'.E1:'grafana_data_export(23)'.E1 'grafana_data_export(23)'.E2:'grafana_data_export(23)'.E40 'grafana_data_export(23)'.G1:'grafana_data_export(23)'.G1 'grafana_data_export(23)'.G2:'grafana_data_export(23)'.G40 'grafana_data_export(23)'.H1:'grafana_data_export(23)'.H1 'grafana_data_export(23)'.H2:'grafana_data_export(23)'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1.5pt" svg:y="670.82pt">
            <loext:p draw:notify-on-update-of-ranges="'grafana_data_export(23)'.E1:'grafana_data_export(23)'.E1 'grafana_data_export(23)'.E2:'grafana_data_export(23)'.E40 'grafana_data_export(23)'.F1:'grafana_data_export(23)'.F1 'grafana_data_export(23)'.F2:'grafana_data_export(23)'.F40 'grafana_data_export(23)'.G1:'grafana_data_export(23)'.G1 'grafana_data_export(23)'.G2:'grafana_data_export(23)'.G40 'grafana_data_export(23)'.H1:'grafana_data_export(23)'.H1 'grafana_data_export(23)'.H2:'grafana_data_export(23)'.H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4.61pt" svg:y="930.02pt">
            <loext:p draw:notify-on-update-of-ranges="'grafana_data_export(23)'.B1:'grafana_data_export(23)'.B1 'grafana_data_export(23)'.B2:'grafana_data_export(23)'.B40 'grafana_data_export(23)'.C1:'grafana_data_export(23)'.C1 'grafana_data_export(23)'.C2:'grafana_data_export(23)'.C40 'grafana_data_export(23)'.D1:'grafana_data_export(23)'.D1 'grafana_data_export(23)'.D2:'grafana_data_export(23)'.D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test_results.fail_count_elapsed</text:p>
          </table:table-cell>
          <table:table-cell office:value-type="string" calcext:value-type="string">
            <text:p>test_results.success_count_elapsed</text:p>
          </table:table-cell>
        </table:table-row>
        <table:table-row table:style-name="ro1">
          <table:table-cell office:value-type="string" calcext:value-type="string">
            <text:p>2017-07-27T13:47:00+02: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07-27T13:48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5.249996185303" calcext:value-type="float">
            <text:p>985.2499961853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7-27T13:49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3:50:00+02: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3:51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3:52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7-27T13:53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3:54:00+02: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07-27T13:55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3:56:00+02:00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3:57:00+02:0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7-27T13:58:00+02:0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7T13:59:00+02: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4:00:00+02:00</text:p>
          </table:table-cell>
          <table:table-cell office:value-type="float" office:value="162" calcext:value-type="float">
            <text:p>162</text:p>
          </table:table-cell>
          <table:table-cell office:value-type="float" office:value="1000" calcext:value-type="float">
            <text:p>1000</text:p>
          </table:table-cell>
          <table:table-cell office:value-type="float" office:value="967.000007629395" calcext:value-type="float">
            <text:p>967.000007629395</text:p>
          </table:table-cell>
          <table:table-cell office:value-type="float" office:value="0" calcext:value-type="float">
            <text:p>0</text:p>
          </table:table-cell>
          <table:table-cell office:value-type="float" office:value="3.12892778870549" calcext:value-type="float">
            <text:p>3.12892778870549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1310" calcext:value-type="float">
            <text:p>1310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2017-07-27T14:01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0.000260464618762057" calcext:value-type="float">
            <text:p>0.000260464618762</text:p>
          </table:table-cell>
          <table:table-cell office:value-type="float" office:value="314.702513280718" calcext:value-type="float">
            <text:p>314.702513280718</text:p>
          </table:table-cell>
          <table:table-cell office:value-type="float" office:value="319.4" calcext:value-type="float">
            <text:p>319.4</text:p>
          </table:table-cell>
          <table:table-cell office:value-type="float" office:value="302" calcext:value-type="float">
            <text:p>302</text:p>
          </table:table-cell>
          <table:table-cell office:value-type="float" office:value="1799" calcext:value-type="float">
            <text:p>179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2017-07-27T14:02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office:value-type="float" office:value="0.000308118700997895" calcext:value-type="float">
            <text:p>0.000308118700998</text:p>
          </table:table-cell>
          <table:table-cell office:value-type="float" office:value="314.636492728155" calcext:value-type="float">
            <text:p>314.636492728155</text:p>
          </table:table-cell>
          <table:table-cell office:value-type="float" office:value="309.6" calcext:value-type="float">
            <text:p>309.6</text:p>
          </table:table-cell>
          <table:table-cell office:value-type="float" office:value="320" calcext:value-type="float">
            <text:p>320</text:p>
          </table:table-cell>
          <table:table-cell office:value-type="float" office:value="2165" calcext:value-type="float">
            <text:p>2165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2017-07-27T14:03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0.000161720337010784" calcext:value-type="float">
            <text:p>0.000161720337011</text:p>
          </table:table-cell>
          <table:table-cell office:value-type="float" office:value="314.768514174034" calcext:value-type="float">
            <text:p>314.768514174034</text:p>
          </table:table-cell>
          <table:table-cell office:value-type="float" office:value="320.2" calcext:value-type="float">
            <text:p>320.2</text:p>
          </table:table-cell>
          <table:table-cell office:value-type="float" office:value="313.6" calcext:value-type="float">
            <text:p>313.6</text:p>
          </table:table-cell>
          <table:table-cell office:value-type="float" office:value="2218" calcext:value-type="float">
            <text:p>221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2017-07-27T14:04:00+02: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0.000423995099974039" calcext:value-type="float">
            <text:p>0.000423995099974</text:p>
          </table:table-cell>
          <table:table-cell office:value-type="float" office:value="314.504392810239" calcext:value-type="float">
            <text:p>314.504392810239</text:p>
          </table:table-cell>
          <table:table-cell office:value-type="float" office:value="322.6" calcext:value-type="float">
            <text:p>322.6</text:p>
          </table:table-cell>
          <table:table-cell office:value-type="float" office:value="317.4" calcext:value-type="float">
            <text:p>317.4</text:p>
          </table:table-cell>
          <table:table-cell office:value-type="float" office:value="2550" calcext:value-type="float">
            <text:p>2550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2017-07-27T14:05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0.000317221651779942" calcext:value-type="float">
            <text:p>0.00031722165178</text:p>
          </table:table-cell>
          <table:table-cell office:value-type="float" office:value="314.768449945637" calcext:value-type="float">
            <text:p>314.768449945637</text:p>
          </table:table-cell>
          <table:table-cell office:value-type="float" office:value="308.2" calcext:value-type="float">
            <text:p>308.2</text:p>
          </table:table-cell>
          <table:table-cell office:value-type="float" office:value="317" calcext:value-type="float">
            <text:p>317</text:p>
          </table:table-cell>
          <table:table-cell office:value-type="float" office:value="2631" calcext:value-type="float">
            <text:p>2631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2017-07-27T14:06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office:value-type="float" office:value="0.000236707857093066" calcext:value-type="float">
            <text:p>0.000236707857093</text:p>
          </table:table-cell>
          <table:table-cell office:value-type="float" office:value="314.702437081308" calcext:value-type="float">
            <text:p>314.702437081308</text:p>
          </table:table-cell>
          <table:table-cell office:value-type="float" office:value="306.4" calcext:value-type="float">
            <text:p>306.4</text:p>
          </table:table-cell>
          <table:table-cell office:value-type="float" office:value="316.2" calcext:value-type="float">
            <text:p>316.2</text:p>
          </table:table-cell>
          <table:table-cell office:value-type="float" office:value="2716" calcext:value-type="float">
            <text:p>271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017-07-27T14:07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0.000279436881300832" calcext:value-type="float">
            <text:p>0.000279436881301</text:p>
          </table:table-cell>
          <table:table-cell office:value-type="float" office:value="314.504340821414" calcext:value-type="float">
            <text:p>314.504340821414</text:p>
          </table:table-cell>
          <table:table-cell office:value-type="float" office:value="326" calcext:value-type="float">
            <text:p>326</text:p>
          </table:table-cell>
          <table:table-cell office:value-type="float" office:value="313.2" calcext:value-type="float">
            <text:p>313.2</text:p>
          </table:table-cell>
          <table:table-cell office:value-type="float" office:value="2680" calcext:value-type="float">
            <text:p>2680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2017-07-27T14:08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50.999975204468" calcext:value-type="float">
            <text:p>950.999975204468</text:p>
          </table:table-cell>
          <table:table-cell office:value-type="float" office:value="0.000163350254822614" calcext:value-type="float">
            <text:p>0.000163350254823</text:p>
          </table:table-cell>
          <table:table-cell office:value-type="float" office:value="314.63639256038" calcext:value-type="float">
            <text:p>314.63639256038</text:p>
          </table:table-cell>
          <table:table-cell office:value-type="float" office:value="317.4" calcext:value-type="float">
            <text:p>317.4</text:p>
          </table:table-cell>
          <table:table-cell office:value-type="float" office:value="310.6" calcext:value-type="float">
            <text:p>310.6</text:p>
          </table:table-cell>
          <table:table-cell office:value-type="float" office:value="2624" calcext:value-type="float">
            <text:p>2624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2017-07-27T14:09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171.044052941439" calcext:value-type="float">
            <text:p>171.044052941439</text:p>
          </table:table-cell>
          <table:table-cell office:value-type="float" office:value="309.586517342867" calcext:value-type="float">
            <text:p>309.586517342867</text:p>
          </table:table-cell>
          <table:table-cell office:value-type="float" office:value="307.8" calcext:value-type="float">
            <text:p>307.8</text:p>
          </table:table-cell>
          <table:table-cell office:value-type="float" office:value="433.4" calcext:value-type="float">
            <text:p>433.4</text:p>
          </table:table-cell>
          <table:table-cell office:value-type="float" office:value="2721" calcext:value-type="float">
            <text:p>2721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2017-07-27T14:10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53.000009059906" calcext:value-type="float">
            <text:p>953.000009059906</text:p>
          </table:table-cell>
          <table:table-cell office:value-type="float" office:value="495.531560657875" calcext:value-type="float">
            <text:p>495.531560657875</text:p>
          </table:table-cell>
          <table:table-cell office:value-type="float" office:value="304.026062956957" calcext:value-type="float">
            <text:p>304.026062956957</text:p>
          </table:table-cell>
          <table:table-cell office:value-type="float" office:value="313.6" calcext:value-type="float">
            <text:p>313.6</text:p>
          </table:table-cell>
          <table:table-cell office:value-type="float" office:value="642.8" calcext:value-type="float">
            <text:p>642.8</text:p>
          </table:table-cell>
          <table:table-cell office:value-type="float" office:value="2652" calcext:value-type="float">
            <text:p>2652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2017-07-27T14:11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423.363594567637" calcext:value-type="float">
            <text:p>423.363594567637</text:p>
          </table:table-cell>
          <table:table-cell office:value-type="float" office:value="303.958943184494" calcext:value-type="float">
            <text:p>303.958943184494</text:p>
          </table:table-cell>
          <table:table-cell office:value-type="float" office:value="299.2" calcext:value-type="float">
            <text:p>299.2</text:p>
          </table:table-cell>
          <table:table-cell office:value-type="float" office:value="591" calcext:value-type="float">
            <text:p>591</text:p>
          </table:table-cell>
          <table:table-cell office:value-type="float" office:value="2557" calcext:value-type="float">
            <text:p>2557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17-07-27T14:12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50.999975204468" calcext:value-type="float">
            <text:p>950.999975204468</text:p>
          </table:table-cell>
          <table:table-cell office:value-type="float" office:value="422.168784027566" calcext:value-type="float">
            <text:p>422.168784027566</text:p>
          </table:table-cell>
          <table:table-cell office:value-type="float" office:value="304.763687281823" calcext:value-type="float">
            <text:p>304.763687281823</text:p>
          </table:table-cell>
          <table:table-cell office:value-type="float" office:value="299.4" calcext:value-type="float">
            <text:p>299.4</text:p>
          </table:table-cell>
          <table:table-cell office:value-type="float" office:value="590.8" calcext:value-type="float">
            <text:p>590.8</text:p>
          </table:table-cell>
          <table:table-cell office:value-type="float" office:value="2221" calcext:value-type="float">
            <text:p>2221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2017-07-27T14:13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430.099683229075" calcext:value-type="float">
            <text:p>430.099683229075</text:p>
          </table:table-cell>
          <table:table-cell office:value-type="float" office:value="304.696638922938" calcext:value-type="float">
            <text:p>304.696638922938</text:p>
          </table:table-cell>
          <table:table-cell office:value-type="float" office:value="308.4" calcext:value-type="float">
            <text:p>308.4</text:p>
          </table:table-cell>
          <table:table-cell office:value-type="float" office:value="611.6" calcext:value-type="float">
            <text:p>611.6</text:p>
          </table:table-cell>
          <table:table-cell office:value-type="float" office:value="2149" calcext:value-type="float">
            <text:p>2149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2017-07-27T14:14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421.23265538566" calcext:value-type="float">
            <text:p>421.23265538566</text:p>
          </table:table-cell>
          <table:table-cell office:value-type="float" office:value="305.098758882722" calcext:value-type="float">
            <text:p>305.098758882722</text:p>
          </table:table-cell>
          <table:table-cell office:value-type="float" office:value="300.4" calcext:value-type="float">
            <text:p>300.4</text:p>
          </table:table-cell>
          <table:table-cell office:value-type="float" office:value="602" calcext:value-type="float">
            <text:p>602</text:p>
          </table:table-cell>
          <table:table-cell office:value-type="float" office:value="2085" calcext:value-type="float">
            <text:p>2085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2017-07-27T14:15:00+02:0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410.336090736963" calcext:value-type="float">
            <text:p>410.336090736963</text:p>
          </table:table-cell>
          <table:table-cell office:value-type="float" office:value="305.701447495904" calcext:value-type="float">
            <text:p>305.701447495904</text:p>
          </table:table-cell>
          <table:table-cell office:value-type="float" office:value="310.6" calcext:value-type="float">
            <text:p>310.6</text:p>
          </table:table-cell>
          <table:table-cell office:value-type="float" office:value="585.6" calcext:value-type="float">
            <text:p>585.6</text:p>
          </table:table-cell>
          <table:table-cell office:value-type="float" office:value="1910" calcext:value-type="float">
            <text:p>191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2017-07-27T14:16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421.347475955609" calcext:value-type="float">
            <text:p>421.347475955609</text:p>
          </table:table-cell>
          <table:table-cell office:value-type="float" office:value="329.704357944936" calcext:value-type="float">
            <text:p>329.704357944936</text:p>
          </table:table-cell>
          <table:table-cell office:value-type="float" office:value="324" calcext:value-type="float">
            <text:p>324</text:p>
          </table:table-cell>
          <table:table-cell office:value-type="float" office:value="612" calcext:value-type="float">
            <text:p>612</text:p>
          </table:table-cell>
          <table:table-cell office:value-type="float" office:value="2205" calcext:value-type="float">
            <text:p>2205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2017-07-27T14:17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419.530127830963" calcext:value-type="float">
            <text:p>419.530127830963</text:p>
          </table:table-cell>
          <table:table-cell office:value-type="float" office:value="392.099608537007" calcext:value-type="float">
            <text:p>392.099608537007</text:p>
          </table:table-cell>
          <table:table-cell office:value-type="float" office:value="398" calcext:value-type="float">
            <text:p>398</text:p>
          </table:table-cell>
          <table:table-cell office:value-type="float" office:value="655.4" calcext:value-type="float">
            <text:p>655.4</text:p>
          </table:table-cell>
          <table:table-cell office:value-type="float" office:value="2573" calcext:value-type="float">
            <text:p>2573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7T14:18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419.161673812495" calcext:value-type="float">
            <text:p>419.161673812495</text:p>
          </table:table-cell>
          <table:table-cell office:value-type="float" office:value="500" calcext:value-type="float">
            <text:p>500</text:p>
          </table:table-cell>
          <table:table-cell office:value-type="float" office:value="498.8" calcext:value-type="float">
            <text:p>498.8</text:p>
          </table:table-cell>
          <table:table-cell office:value-type="float" office:value="719.4" calcext:value-type="float">
            <text:p>719.4</text:p>
          </table:table-cell>
          <table:table-cell office:value-type="float" office:value="2559" calcext:value-type="float">
            <text:p>255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2017-07-27T14:19:00+02:00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408.702504202281" calcext:value-type="float">
            <text:p>408.702504202281</text:p>
          </table:table-cell>
          <table:table-cell office:value-type="float" office:value="500" calcext:value-type="float">
            <text:p>500</text:p>
          </table:table-cell>
          <table:table-cell office:value-type="float" office:value="489.8" calcext:value-type="float">
            <text:p>489.8</text:p>
          </table:table-cell>
          <table:table-cell office:value-type="float" office:value="696.6" calcext:value-type="float">
            <text:p>696.6</text:p>
          </table:table-cell>
          <table:table-cell office:value-type="float" office:value="2416" calcext:value-type="float">
            <text:p>2416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017-07-27T14:20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416.359165521479" calcext:value-type="float">
            <text:p>416.359165521479</text:p>
          </table:table-cell>
          <table:table-cell office:value-type="float" office:value="499.999999994053" calcext:value-type="float">
            <text:p>499.999999994053</text:p>
          </table:table-cell>
          <table:table-cell office:value-type="float" office:value="500.2" calcext:value-type="float">
            <text:p>500.2</text:p>
          </table:table-cell>
          <table:table-cell office:value-type="float" office:value="711" calcext:value-type="float">
            <text:p>711</text:p>
          </table:table-cell>
          <table:table-cell office:value-type="float" office:value="2364" calcext:value-type="float">
            <text:p>236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2017-07-27T14:21:00+02:0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418.840077815567" calcext:value-type="float">
            <text:p>418.840077815567</text:p>
          </table:table-cell>
          <table:table-cell office:value-type="float" office:value="499.999999999715" calcext:value-type="float">
            <text:p>499.999999999715</text:p>
          </table:table-cell>
          <table:table-cell office:value-type="float" office:value="502.8" calcext:value-type="float">
            <text:p>502.8</text:p>
          </table:table-cell>
          <table:table-cell office:value-type="float" office:value="703.2" calcext:value-type="float">
            <text:p>703.2</text:p>
          </table:table-cell>
          <table:table-cell office:value-type="float" office:value="2273" calcext:value-type="float">
            <text:p>2273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2017-07-27T14:22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429.215183754976" calcext:value-type="float">
            <text:p>429.215183754976</text:p>
          </table:table-cell>
          <table:table-cell office:value-type="float" office:value="499.999999995668" calcext:value-type="float">
            <text:p>499.999999995668</text:p>
          </table:table-cell>
          <table:table-cell office:value-type="float" office:value="503.6" calcext:value-type="float">
            <text:p>503.6</text:p>
          </table:table-cell>
          <table:table-cell office:value-type="float" office:value="709.2" calcext:value-type="float">
            <text:p>709.2</text:p>
          </table:table-cell>
          <table:table-cell office:value-type="float" office:value="2144" calcext:value-type="float">
            <text:p>2144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2017-07-27T14:23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420.907457176329" calcext:value-type="float">
            <text:p>420.907457176329</text:p>
          </table:table-cell>
          <table:table-cell office:value-type="float" office:value="499.999999999644" calcext:value-type="float">
            <text:p>499.999999999644</text:p>
          </table:table-cell>
          <table:table-cell office:value-type="float" office:value="514.2" calcext:value-type="float">
            <text:p>514.2</text:p>
          </table:table-cell>
          <table:table-cell office:value-type="float" office:value="702" calcext:value-type="float">
            <text:p>702</text:p>
          </table:table-cell>
          <table:table-cell office:value-type="float" office:value="2247" calcext:value-type="float">
            <text:p>2247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2017-07-27T14:24:00+02:00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4" office:value-type="string" calcext:value-type="string">
            <text:p>undefined</text:p>
          </table:table-cell>
          <table:table-cell office:value-type="float" office:value="2287" calcext:value-type="float">
            <text:p>228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2017-07-27T14:25:00+02:00</text:p>
          </table:table-cell>
          <table:table-cell table:number-columns-repeated="7" office:value-type="string" calcext:value-type="string">
            <text:p>undefined</text:p>
          </table:table-cell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4:45:08.919465459</dc:date>
    <meta:editing-duration>PT8M23S</meta:editing-duration>
    <meta:editing-cycles>1</meta:editing-cycles>
    <meta:document-statistic meta:table-count="1" meta:cell-count="400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26cm" svg:y="2.905cm" style:legend-expansion="high" chart:style-name="ch2"/>
        <chart:plot-area chart:style-name="ch3" table:cell-range-address="'grafana_data_export(23)'.B1:'grafana_data_export(23)'.E40 'grafana_data_export(23)'.G1:'grafana_data_export(23)'.H40" chart:data-source-has-labels="row" svg:x="0.32cm" svg:y="0.18cm" svg:width="10.786cm" svg:height="8.64cm">
          <chartooo:coordinate-region svg:x="1.344cm" svg:y="0.389cm" svg:width="9.762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23)'.B2:'grafana_data_export(23)'.B40" chart:label-cell-address="'grafana_data_export(23)'.B1:'grafana_data_export(23)'.B1" chart:class="chart:line">
            <chart:data-point chart:repeated="39"/>
          </chart:series>
          <chart:series chart:style-name="ch7" chart:values-cell-range-address="'grafana_data_export(23)'.C2:'grafana_data_export(23)'.C40" chart:label-cell-address="'grafana_data_export(23)'.C1:'grafana_data_export(23)'.C1" chart:class="chart:line">
            <chart:data-point chart:repeated="39"/>
          </chart:series>
          <chart:series chart:style-name="ch8" chart:values-cell-range-address="'grafana_data_export(23)'.D2:'grafana_data_export(23)'.D40" chart:label-cell-address="'grafana_data_export(23)'.D1:'grafana_data_export(23)'.D1" chart:class="chart:line">
            <chart:data-point chart:repeated="39"/>
          </chart:series>
          <chart:series chart:style-name="ch9" chart:values-cell-range-address="'grafana_data_export(23)'.E2:'grafana_data_export(23)'.E40" chart:label-cell-address="'grafana_data_export(23)'.E1:'grafana_data_export(23)'.E1" chart:class="chart:line">
            <chart:data-point chart:repeated="39"/>
          </chart:series>
          <chart:series chart:style-name="ch10" chart:values-cell-range-address="'grafana_data_export(23)'.G2:'grafana_data_export(23)'.G40" chart:label-cell-address="'grafana_data_export(23)'.G1:'grafana_data_export(23)'.G1" chart:class="chart:line">
            <chart:data-point chart:repeated="39"/>
          </chart:series>
          <chart:series chart:style-name="ch11" chart:values-cell-range-address="'grafana_data_export(23)'.H2:'grafana_data_export(23)'.H40" chart:label-cell-address="'grafana_data_export(23)'.H1:'grafana_data_export(23)'.H1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23)'.B1:'grafana_data_export(23)'.B1</svg:desc>
                </draw:g>
              </table:table-cell>
              <table:table-cell office:value-type="string">
                <text:p>CPU Limit</text:p>
                <draw:g>
                  <svg:desc>'grafana_data_export(23)'.C1:'grafana_data_export(23)'.C1</svg:desc>
                </draw:g>
              </table:table-cell>
              <table:table-cell office:value-type="string">
                <text:p>CPU Node</text:p>
                <draw:g>
                  <svg:desc>'grafana_data_export(23)'.D1:'grafana_data_export(23)'.D1</svg:desc>
                </draw:g>
              </table:table-cell>
              <table:table-cell office:value-type="string">
                <text:p>CFP Middletier</text:p>
                <draw:g>
                  <svg:desc>'grafana_data_export(23)'.E1:'grafana_data_export(23)'.E1</svg:desc>
                </draw:g>
              </table:table-cell>
              <table:table-cell office:value-type="string">
                <text:p>FPM Node</text:p>
                <draw:g>
                  <svg:desc>'grafana_data_export(23)'.G1:'grafana_data_export(23)'.G1</svg:desc>
                </draw:g>
              </table:table-cell>
              <table:table-cell office:value-type="string">
                <text:p>FPM Middletier</text:p>
                <draw:g>
                  <svg:desc>'grafana_data_export(23)'.H1:'grafana_data_export(23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'grafana_data_export(23)'.B2:'grafana_data_export(23)'.B40</svg:desc>
                </draw:g>
              </table:table-cell>
              <table:table-cell office:value-type="float" office:value="1000">
                <text:p>1000</text:p>
                <draw:g>
                  <svg:desc>'grafana_data_export(23)'.C2:'grafana_data_export(23)'.C40</svg:desc>
                </draw:g>
              </table:table-cell>
              <table:table-cell office:value-type="float" office:value="986.000001430512">
                <text:p>986.000001430512</text:p>
                <draw:g>
                  <svg:desc>'grafana_data_export(23)'.D2:'grafana_data_export(23)'.D40</svg:desc>
                </draw:g>
              </table:table-cell>
              <table:table-cell office:value-type="float" office:value="0">
                <text:p>0</text:p>
                <draw:g>
                  <svg:desc>'grafana_data_export(23)'.E2:'grafana_data_export(23)'.E40</svg:desc>
                </draw:g>
              </table:table-cell>
              <table:table-cell office:value-type="float" office:value="0">
                <text:p>0</text:p>
                <draw:g>
                  <svg:desc>'grafana_data_export(23)'.G2:'grafana_data_export(23)'.G40</svg:desc>
                </draw:g>
              </table:table-cell>
              <table:table-cell office:value-type="float" office:value="0">
                <text:p>0</text:p>
                <draw:g>
                  <svg:desc>'grafana_data_export(23)'.H2:'grafana_data_export(23)'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5.249996185303">
                <text:p>985.249996185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">
                <text:p>162</text:p>
              </table:table-cell>
              <table:table-cell office:value-type="float" office:value="1000">
                <text:p>1000</text:p>
              </table:table-cell>
              <table:table-cell office:value-type="float" office:value="967.000007629395">
                <text:p>967.000007629395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5">
                <text:p>405</text:p>
              </table:table-cell>
              <table:table-cell office:value-type="float" office:value="1000">
                <text:p>1000</text:p>
              </table:table-cell>
              <table:table-cell office:value-type="float" office:value="946.250021457672">
                <text:p>946.250021457672</text:p>
              </table:table-cell>
              <table:table-cell office:value-type="float" office:value="0.000260464618762057">
                <text:p>0.000260464618762057</text:p>
              </table:table-cell>
              <table:table-cell office:value-type="float" office:value="319.4">
                <text:p>319.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5.999979972839">
                <text:p>945.999979972839</text:p>
              </table:table-cell>
              <table:table-cell office:value-type="float" office:value="0.000308118700997895">
                <text:p>0.000308118700997895</text:p>
              </table:table-cell>
              <table:table-cell office:value-type="float" office:value="309.6">
                <text:p>309.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2">
                <text:p>402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  <table:table-cell office:value-type="float" office:value="0.000161720337010784">
                <text:p>0.000161720337010784</text:p>
              </table:table-cell>
              <table:table-cell office:value-type="float" office:value="320.2">
                <text:p>320.2</text:p>
              </table:table-cell>
              <table:table-cell office:value-type="float" office:value="313.6">
                <text:p>31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">
                <text:p>416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  <table:table-cell office:value-type="float" office:value="0.000423995099974039">
                <text:p>0.000423995099974039</text:p>
              </table:table-cell>
              <table:table-cell office:value-type="float" office:value="322.6">
                <text:p>322.6</text:p>
              </table:table-cell>
              <table:table-cell office:value-type="float" office:value="317.4">
                <text:p>31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1000">
                <text:p>1000</text:p>
              </table:table-cell>
              <table:table-cell office:value-type="float" office:value="950.250029563904">
                <text:p>950.250029563904</text:p>
              </table:table-cell>
              <table:table-cell office:value-type="float" office:value="0.000317221651779942">
                <text:p>0.000317221651779942</text:p>
              </table:table-cell>
              <table:table-cell office:value-type="float" office:value="308.2">
                <text:p>308.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">
                <text:p>384</text:p>
              </table:table-cell>
              <table:table-cell office:value-type="float" office:value="1000">
                <text:p>1000</text:p>
              </table:table-cell>
              <table:table-cell office:value-type="float" office:value="952.499985694885">
                <text:p>952.499985694885</text:p>
              </table:table-cell>
              <table:table-cell office:value-type="float" office:value="0.000236707857093066">
                <text:p>0.000236707857093066</text:p>
              </table:table-cell>
              <table:table-cell office:value-type="float" office:value="306.4">
                <text:p>306.4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  <table:table-cell office:value-type="float" office:value="1000">
                <text:p>1000</text:p>
              </table:table-cell>
              <table:table-cell office:value-type="float" office:value="950.500011444092">
                <text:p>950.500011444092</text:p>
              </table:table-cell>
              <table:table-cell office:value-type="float" office:value="0.000279436881300832">
                <text:p>0.000279436881300832</text:p>
              </table:table-cell>
              <table:table-cell office:value-type="float" office:value="326">
                <text:p>326</text:p>
              </table:table-cell>
              <table:table-cell office:value-type="float" office:value="313.2">
                <text:p>31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1000">
                <text:p>1000</text:p>
              </table:table-cell>
              <table:table-cell office:value-type="float" office:value="950.999975204468">
                <text:p>950.999975204468</text:p>
              </table:table-cell>
              <table:table-cell office:value-type="float" office:value="0.000163350254822614">
                <text:p>0.000163350254822614</text:p>
              </table:table-cell>
              <table:table-cell office:value-type="float" office:value="317.4">
                <text:p>317.4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6">
                <text:p>396</text:p>
              </table:table-cell>
              <table:table-cell office:value-type="float" office:value="1000">
                <text:p>1000</text:p>
              </table:table-cell>
              <table:table-cell office:value-type="float" office:value="950.74999332428">
                <text:p>950.74999332428</text:p>
              </table:table-cell>
              <table:table-cell office:value-type="float" office:value="171.044052941439">
                <text:p>171.044052941439</text:p>
              </table:table-cell>
              <table:table-cell office:value-type="float" office:value="307.8">
                <text:p>307.8</text:p>
              </table:table-cell>
              <table:table-cell office:value-type="float" office:value="433.4">
                <text:p>433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  <table:table-cell office:value-type="float" office:value="1000">
                <text:p>1000</text:p>
              </table:table-cell>
              <table:table-cell office:value-type="float" office:value="953.000009059906">
                <text:p>953.000009059906</text:p>
              </table:table-cell>
              <table:table-cell office:value-type="float" office:value="495.531560657875">
                <text:p>495.531560657875</text:p>
              </table:table-cell>
              <table:table-cell office:value-type="float" office:value="313.6">
                <text:p>313.6</text:p>
              </table:table-cell>
              <table:table-cell office:value-type="float" office:value="642.8">
                <text:p>642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">
                <text:p>392</text:p>
              </table:table-cell>
              <table:table-cell office:value-type="float" office:value="1000">
                <text:p>1000</text:p>
              </table:table-cell>
              <table:table-cell office:value-type="float" office:value="950.74999332428">
                <text:p>950.74999332428</text:p>
              </table:table-cell>
              <table:table-cell office:value-type="float" office:value="423.363594567637">
                <text:p>423.363594567637</text:p>
              </table:table-cell>
              <table:table-cell office:value-type="float" office:value="299.2">
                <text:p>299.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">
                <text:p>396</text:p>
              </table:table-cell>
              <table:table-cell office:value-type="float" office:value="1000">
                <text:p>1000</text:p>
              </table:table-cell>
              <table:table-cell office:value-type="float" office:value="950.999975204468">
                <text:p>950.999975204468</text:p>
              </table:table-cell>
              <table:table-cell office:value-type="float" office:value="422.168784027566">
                <text:p>422.168784027566</text:p>
              </table:table-cell>
              <table:table-cell office:value-type="float" office:value="299.4">
                <text:p>299.4</text:p>
              </table:table-cell>
              <table:table-cell office:value-type="float" office:value="590.8">
                <text:p>59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4">
                <text:p>414</text:p>
              </table:table-cell>
              <table:table-cell office:value-type="float" office:value="1000">
                <text:p>1000</text:p>
              </table:table-cell>
              <table:table-cell office:value-type="float" office:value="946.749985218048">
                <text:p>946.749985218048</text:p>
              </table:table-cell>
              <table:table-cell office:value-type="float" office:value="430.099683229075">
                <text:p>430.099683229075</text:p>
              </table:table-cell>
              <table:table-cell office:value-type="float" office:value="308.4">
                <text:p>308.4</text:p>
              </table:table-cell>
              <table:table-cell office:value-type="float" office:value="611.6">
                <text:p>61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  <table:table-cell office:value-type="float" office:value="947.499990463257">
                <text:p>947.499990463257</text:p>
              </table:table-cell>
              <table:table-cell office:value-type="float" office:value="421.23265538566">
                <text:p>421.23265538566</text:p>
              </table:table-cell>
              <table:table-cell office:value-type="float" office:value="300.4">
                <text:p>300.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9">
                <text:p>379</text:p>
              </table:table-cell>
              <table:table-cell office:value-type="float" office:value="1000">
                <text:p>1000</text:p>
              </table:table-cell>
              <table:table-cell office:value-type="float" office:value="949.750006198883">
                <text:p>949.750006198883</text:p>
              </table:table-cell>
              <table:table-cell office:value-type="float" office:value="410.336090736963">
                <text:p>410.336090736963</text:p>
              </table:table-cell>
              <table:table-cell office:value-type="float" office:value="310.6">
                <text:p>310.6</text:p>
              </table:table-cell>
              <table:table-cell office:value-type="float" office:value="585.6">
                <text:p>58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8.249995708466">
                <text:p>948.249995708466</text:p>
              </table:table-cell>
              <table:table-cell office:value-type="float" office:value="421.347475955609">
                <text:p>421.347475955609</text:p>
              </table:table-cell>
              <table:table-cell office:value-type="float" office:value="324">
                <text:p>32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9.500024318695">
                <text:p>949.500024318695</text:p>
              </table:table-cell>
              <table:table-cell office:value-type="float" office:value="419.530127830963">
                <text:p>419.530127830963</text:p>
              </table:table-cell>
              <table:table-cell office:value-type="float" office:value="398">
                <text:p>398</text:p>
              </table:table-cell>
              <table:table-cell office:value-type="float" office:value="655.4">
                <text:p>655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50.500011444092">
                <text:p>950.500011444092</text:p>
              </table:table-cell>
              <table:table-cell office:value-type="float" office:value="419.161673812495">
                <text:p>419.161673812495</text:p>
              </table:table-cell>
              <table:table-cell office:value-type="float" office:value="498.8">
                <text:p>498.8</text:p>
              </table:table-cell>
              <table:table-cell office:value-type="float" office:value="719.4">
                <text:p>719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9">
                <text:p>419</text:p>
              </table:table-cell>
              <table:table-cell office:value-type="float" office:value="1000">
                <text:p>1000</text:p>
              </table:table-cell>
              <table:table-cell office:value-type="float" office:value="947.749972343445">
                <text:p>947.749972343445</text:p>
              </table:table-cell>
              <table:table-cell office:value-type="float" office:value="408.702504202281">
                <text:p>408.702504202281</text:p>
              </table:table-cell>
              <table:table-cell office:value-type="float" office:value="489.8">
                <text:p>489.8</text:p>
              </table:table-cell>
              <table:table-cell office:value-type="float" office:value="696.6">
                <text:p>69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5">
                <text:p>405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  <table:table-cell office:value-type="float" office:value="416.359165521479">
                <text:p>416.359165521479</text:p>
              </table:table-cell>
              <table:table-cell office:value-type="float" office:value="500.2">
                <text:p>500.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0">
                <text:p>420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  <table:table-cell office:value-type="float" office:value="418.840077815567">
                <text:p>418.840077815567</text:p>
              </table:table-cell>
              <table:table-cell office:value-type="float" office:value="502.8">
                <text:p>502.8</text:p>
              </table:table-cell>
              <table:table-cell office:value-type="float" office:value="703.2">
                <text:p>70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8">
                <text:p>408</text:p>
              </table:table-cell>
              <table:table-cell office:value-type="float" office:value="1000">
                <text:p>1000</text:p>
              </table:table-cell>
              <table:table-cell office:value-type="float" office:value="946.250021457672">
                <text:p>946.250021457672</text:p>
              </table:table-cell>
              <table:table-cell office:value-type="float" office:value="429.215183754976">
                <text:p>429.215183754976</text:p>
              </table:table-cell>
              <table:table-cell office:value-type="float" office:value="503.6">
                <text:p>503.6</text:p>
              </table:table-cell>
              <table:table-cell office:value-type="float" office:value="709.2">
                <text:p>709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1">
                <text:p>411</text:p>
              </table:table-cell>
              <table:table-cell office:value-type="float" office:value="1000">
                <text:p>1000</text:p>
              </table:table-cell>
              <table:table-cell office:value-type="float" office:value="947.749972343445">
                <text:p>947.749972343445</text:p>
              </table:table-cell>
              <table:table-cell office:value-type="float" office:value="420.907457176329">
                <text:p>420.907457176329</text:p>
              </table:table-cell>
              <table:table-cell office:value-type="float" office:value="514.2">
                <text:p>514.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5">
                <text:p>415</text:p>
              </table:table-cell>
              <table:table-cell office:value-type="float" office:value="1000">
                <text:p>1000</text:p>
              </table:table-cell>
              <table:table-cell office:value-type="float" office:value="949.249982833862">
                <text:p>949.249982833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6cm" svg:y="3.42cm" style:legend-expansion="high" chart:style-name="ch2"/>
        <chart:plot-area chart:style-name="ch3" table:cell-range-address="'grafana_data_export(23)'.E1:'grafana_data_export(23)'.H40" chart:data-source-has-labels="row" svg:x="0.32cm" svg:y="0.18cm" svg:width="11.586cm" svg:height="8.64cm">
          <chartooo:coordinate-region svg:x="1.151cm" svg:y="0.388cm" svg:width="10.609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23)'.E2:'grafana_data_export(23)'.E40" chart:label-cell-address="'grafana_data_export(23)'.E1:'grafana_data_export(23)'.E1" chart:class="chart:line">
            <chart:data-point chart:repeated="39"/>
          </chart:series>
          <chart:series chart:style-name="ch7" chart:values-cell-range-address="'grafana_data_export(23)'.F2:'grafana_data_export(23)'.F40" chart:label-cell-address="'grafana_data_export(23)'.F1:'grafana_data_export(23)'.F1" chart:class="chart:line">
            <chart:data-point chart:repeated="39"/>
          </chart:series>
          <chart:series chart:style-name="ch8" chart:values-cell-range-address="'grafana_data_export(23)'.G2:'grafana_data_export(23)'.G40" chart:label-cell-address="'grafana_data_export(23)'.G1:'grafana_data_export(23)'.G1" chart:class="chart:line">
            <chart:data-point chart:repeated="39"/>
          </chart:series>
          <chart:series chart:style-name="ch9" chart:values-cell-range-address="'grafana_data_export(23)'.H2:'grafana_data_export(23)'.H40" chart:label-cell-address="'grafana_data_export(23)'.H1:'grafana_data_export(23)'.H1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P Middletier</text:p>
                <draw:g>
                  <svg:desc>'grafana_data_export(23)'.E1:'grafana_data_export(23)'.E1</svg:desc>
                </draw:g>
              </table:table-cell>
              <table:table-cell office:value-type="string">
                <text:p>CFP Node</text:p>
                <draw:g>
                  <svg:desc>'grafana_data_export(23)'.F1:'grafana_data_export(23)'.F1</svg:desc>
                </draw:g>
              </table:table-cell>
              <table:table-cell office:value-type="string">
                <text:p>FPM Node</text:p>
                <draw:g>
                  <svg:desc>'grafana_data_export(23)'.G1:'grafana_data_export(23)'.G1</svg:desc>
                </draw:g>
              </table:table-cell>
              <table:table-cell office:value-type="string">
                <text:p>FPM Middletier</text:p>
                <draw:g>
                  <svg:desc>'grafana_data_export(23)'.H1:'grafana_data_export(23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rafana_data_export(23)'.E2:'grafana_data_export(23)'.E40</svg:desc>
                </draw:g>
              </table:table-cell>
              <table:table-cell office:value-type="float" office:value="0">
                <text:p>0</text:p>
                <draw:g>
                  <svg:desc>'grafana_data_export(23)'.F2:'grafana_data_export(23)'.F40</svg:desc>
                </draw:g>
              </table:table-cell>
              <table:table-cell office:value-type="float" office:value="0">
                <text:p>0</text:p>
                <draw:g>
                  <svg:desc>'grafana_data_export(23)'.G2:'grafana_data_export(23)'.G40</svg:desc>
                </draw:g>
              </table:table-cell>
              <table:table-cell office:value-type="float" office:value="0">
                <text:p>0</text:p>
                <draw:g>
                  <svg:desc>'grafana_data_export(23)'.H2:'grafana_data_export(23)'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.12892778870549">
                <text:p>3.12892778870549</text:p>
              </table:table-cell>
              <table:table-cell office:value-type="float" office:value="2.8">
                <text:p>2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60464618762057">
                <text:p>0.000260464618762057</text:p>
              </table:table-cell>
              <table:table-cell office:value-type="float" office:value="314.702513280718">
                <text:p>314.702513280718</text:p>
              </table:table-cell>
              <table:table-cell office:value-type="float" office:value="319.4">
                <text:p>319.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08118700997895">
                <text:p>0.000308118700997895</text:p>
              </table:table-cell>
              <table:table-cell office:value-type="float" office:value="314.636492728155">
                <text:p>314.636492728155</text:p>
              </table:table-cell>
              <table:table-cell office:value-type="float" office:value="309.6">
                <text:p>309.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61720337010784">
                <text:p>0.000161720337010784</text:p>
              </table:table-cell>
              <table:table-cell office:value-type="float" office:value="314.768514174034">
                <text:p>314.768514174034</text:p>
              </table:table-cell>
              <table:table-cell office:value-type="float" office:value="320.2">
                <text:p>320.2</text:p>
              </table:table-cell>
              <table:table-cell office:value-type="float" office:value="313.6">
                <text:p>31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423995099974039">
                <text:p>0.000423995099974039</text:p>
              </table:table-cell>
              <table:table-cell office:value-type="float" office:value="314.504392810239">
                <text:p>314.504392810239</text:p>
              </table:table-cell>
              <table:table-cell office:value-type="float" office:value="322.6">
                <text:p>322.6</text:p>
              </table:table-cell>
              <table:table-cell office:value-type="float" office:value="317.4">
                <text:p>31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17221651779942">
                <text:p>0.000317221651779942</text:p>
              </table:table-cell>
              <table:table-cell office:value-type="float" office:value="314.768449945637">
                <text:p>314.768449945637</text:p>
              </table:table-cell>
              <table:table-cell office:value-type="float" office:value="308.2">
                <text:p>308.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6707857093066">
                <text:p>0.000236707857093066</text:p>
              </table:table-cell>
              <table:table-cell office:value-type="float" office:value="314.702437081308">
                <text:p>314.702437081308</text:p>
              </table:table-cell>
              <table:table-cell office:value-type="float" office:value="306.4">
                <text:p>306.4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79436881300832">
                <text:p>0.000279436881300832</text:p>
              </table:table-cell>
              <table:table-cell office:value-type="float" office:value="314.504340821414">
                <text:p>314.504340821414</text:p>
              </table:table-cell>
              <table:table-cell office:value-type="float" office:value="326">
                <text:p>326</text:p>
              </table:table-cell>
              <table:table-cell office:value-type="float" office:value="313.2">
                <text:p>31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63350254822614">
                <text:p>0.000163350254822614</text:p>
              </table:table-cell>
              <table:table-cell office:value-type="float" office:value="314.63639256038">
                <text:p>314.63639256038</text:p>
              </table:table-cell>
              <table:table-cell office:value-type="float" office:value="317.4">
                <text:p>317.4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.044052941439">
                <text:p>171.044052941439</text:p>
              </table:table-cell>
              <table:table-cell office:value-type="float" office:value="309.586517342867">
                <text:p>309.586517342867</text:p>
              </table:table-cell>
              <table:table-cell office:value-type="float" office:value="307.8">
                <text:p>307.8</text:p>
              </table:table-cell>
              <table:table-cell office:value-type="float" office:value="433.4">
                <text:p>433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.531560657875">
                <text:p>495.531560657875</text:p>
              </table:table-cell>
              <table:table-cell office:value-type="float" office:value="304.026062956957">
                <text:p>304.026062956957</text:p>
              </table:table-cell>
              <table:table-cell office:value-type="float" office:value="313.6">
                <text:p>313.6</text:p>
              </table:table-cell>
              <table:table-cell office:value-type="float" office:value="642.8">
                <text:p>642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3.363594567637">
                <text:p>423.363594567637</text:p>
              </table:table-cell>
              <table:table-cell office:value-type="float" office:value="303.958943184494">
                <text:p>303.958943184494</text:p>
              </table:table-cell>
              <table:table-cell office:value-type="float" office:value="299.2">
                <text:p>299.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.168784027566">
                <text:p>422.168784027566</text:p>
              </table:table-cell>
              <table:table-cell office:value-type="float" office:value="304.763687281823">
                <text:p>304.763687281823</text:p>
              </table:table-cell>
              <table:table-cell office:value-type="float" office:value="299.4">
                <text:p>299.4</text:p>
              </table:table-cell>
              <table:table-cell office:value-type="float" office:value="590.8">
                <text:p>59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.099683229075">
                <text:p>430.099683229075</text:p>
              </table:table-cell>
              <table:table-cell office:value-type="float" office:value="304.696638922938">
                <text:p>304.696638922938</text:p>
              </table:table-cell>
              <table:table-cell office:value-type="float" office:value="308.4">
                <text:p>308.4</text:p>
              </table:table-cell>
              <table:table-cell office:value-type="float" office:value="611.6">
                <text:p>61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.23265538566">
                <text:p>421.23265538566</text:p>
              </table:table-cell>
              <table:table-cell office:value-type="float" office:value="305.098758882722">
                <text:p>305.098758882722</text:p>
              </table:table-cell>
              <table:table-cell office:value-type="float" office:value="300.4">
                <text:p>300.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0.336090736963">
                <text:p>410.336090736963</text:p>
              </table:table-cell>
              <table:table-cell office:value-type="float" office:value="305.701447495904">
                <text:p>305.701447495904</text:p>
              </table:table-cell>
              <table:table-cell office:value-type="float" office:value="310.6">
                <text:p>310.6</text:p>
              </table:table-cell>
              <table:table-cell office:value-type="float" office:value="585.6">
                <text:p>58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1.347475955609">
                <text:p>421.347475955609</text:p>
              </table:table-cell>
              <table:table-cell office:value-type="float" office:value="329.704357944936">
                <text:p>329.704357944936</text:p>
              </table:table-cell>
              <table:table-cell office:value-type="float" office:value="324">
                <text:p>32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9.530127830963">
                <text:p>419.530127830963</text:p>
              </table:table-cell>
              <table:table-cell office:value-type="float" office:value="392.099608537007">
                <text:p>392.099608537007</text:p>
              </table:table-cell>
              <table:table-cell office:value-type="float" office:value="398">
                <text:p>398</text:p>
              </table:table-cell>
              <table:table-cell office:value-type="float" office:value="655.4">
                <text:p>655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9.161673812495">
                <text:p>419.161673812495</text:p>
              </table:table-cell>
              <table:table-cell office:value-type="float" office:value="500">
                <text:p>500</text:p>
              </table:table-cell>
              <table:table-cell office:value-type="float" office:value="498.8">
                <text:p>498.8</text:p>
              </table:table-cell>
              <table:table-cell office:value-type="float" office:value="719.4">
                <text:p>719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8.702504202281">
                <text:p>408.702504202281</text:p>
              </table:table-cell>
              <table:table-cell office:value-type="float" office:value="500">
                <text:p>500</text:p>
              </table:table-cell>
              <table:table-cell office:value-type="float" office:value="489.8">
                <text:p>489.8</text:p>
              </table:table-cell>
              <table:table-cell office:value-type="float" office:value="696.6">
                <text:p>69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6.359165521479">
                <text:p>416.359165521479</text:p>
              </table:table-cell>
              <table:table-cell office:value-type="float" office:value="499.999999994053">
                <text:p>499.999999994053</text:p>
              </table:table-cell>
              <table:table-cell office:value-type="float" office:value="500.2">
                <text:p>500.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8.840077815567">
                <text:p>418.840077815567</text:p>
              </table:table-cell>
              <table:table-cell office:value-type="float" office:value="499.999999999715">
                <text:p>499.999999999715</text:p>
              </table:table-cell>
              <table:table-cell office:value-type="float" office:value="502.8">
                <text:p>502.8</text:p>
              </table:table-cell>
              <table:table-cell office:value-type="float" office:value="703.2">
                <text:p>70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15183754976">
                <text:p>429.215183754976</text:p>
              </table:table-cell>
              <table:table-cell office:value-type="float" office:value="499.999999995668">
                <text:p>499.999999995668</text:p>
              </table:table-cell>
              <table:table-cell office:value-type="float" office:value="503.6">
                <text:p>503.6</text:p>
              </table:table-cell>
              <table:table-cell office:value-type="float" office:value="709.2">
                <text:p>709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.907457176329">
                <text:p>420.907457176329</text:p>
              </table:table-cell>
              <table:table-cell office:value-type="float" office:value="499.999999999644">
                <text:p>499.999999999644</text:p>
              </table:table-cell>
              <table:table-cell office:value-type="float" office:value="514.2">
                <text:p>514.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54cm" svg:y="3.677cm" style:legend-expansion="high" chart:style-name="ch2"/>
        <chart:plot-area chart:style-name="ch3" table:cell-range-address="'grafana_data_export(23)'.B1:'grafana_data_export(23)'.D40" chart:data-source-has-labels="row" svg:x="0.32cm" svg:y="0.18cm" svg:width="11.614cm" svg:height="8.64cm">
          <chartooo:coordinate-region svg:x="1.151cm" svg:y="0.389cm" svg:width="10.443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23)'.B2:'grafana_data_export(23)'.B40" chart:label-cell-address="'grafana_data_export(23)'.B1:'grafana_data_export(23)'.B1" chart:class="chart:line">
            <chart:data-point chart:repeated="39"/>
          </chart:series>
          <chart:series chart:style-name="ch7" chart:values-cell-range-address="'grafana_data_export(23)'.C2:'grafana_data_export(23)'.C40" chart:label-cell-address="'grafana_data_export(23)'.C1:'grafana_data_export(23)'.C1" chart:class="chart:line">
            <chart:data-point chart:repeated="39"/>
          </chart:series>
          <chart:series chart:style-name="ch8" chart:values-cell-range-address="'grafana_data_export(23)'.D2:'grafana_data_export(23)'.D40" chart:label-cell-address="'grafana_data_export(23)'.D1:'grafana_data_export(23)'.D1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23)'.B1:'grafana_data_export(23)'.B1</svg:desc>
                </draw:g>
              </table:table-cell>
              <table:table-cell office:value-type="string">
                <text:p>CPU Limit</text:p>
                <draw:g>
                  <svg:desc>'grafana_data_export(23)'.C1:'grafana_data_export(23)'.C1</svg:desc>
                </draw:g>
              </table:table-cell>
              <table:table-cell office:value-type="string">
                <text:p>CPU Node</text:p>
                <draw:g>
                  <svg:desc>'grafana_data_export(23)'.D1:'grafana_data_export(23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'grafana_data_export(23)'.B2:'grafana_data_export(23)'.B40</svg:desc>
                </draw:g>
              </table:table-cell>
              <table:table-cell office:value-type="float" office:value="1000">
                <text:p>1000</text:p>
                <draw:g>
                  <svg:desc>'grafana_data_export(23)'.C2:'grafana_data_export(23)'.C40</svg:desc>
                </draw:g>
              </table:table-cell>
              <table:table-cell office:value-type="float" office:value="986.000001430512">
                <text:p>986.000001430512</text:p>
                <draw:g>
                  <svg:desc>'grafana_data_export(23)'.D2:'grafana_data_export(23)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5.249996185303">
                <text:p>985.249996185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">
                <text:p>162</text:p>
              </table:table-cell>
              <table:table-cell office:value-type="float" office:value="1000">
                <text:p>1000</text:p>
              </table:table-cell>
              <table:table-cell office:value-type="float" office:value="967.000007629395">
                <text:p>967.000007629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5">
                <text:p>405</text:p>
              </table:table-cell>
              <table:table-cell office:value-type="float" office:value="1000">
                <text:p>1000</text:p>
              </table:table-cell>
              <table:table-cell office:value-type="float" office:value="946.250021457672">
                <text:p>946.250021457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5.999979972839">
                <text:p>945.999979972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2">
                <text:p>402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">
                <text:p>416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1000">
                <text:p>1000</text:p>
              </table:table-cell>
              <table:table-cell office:value-type="float" office:value="950.250029563904">
                <text:p>950.250029563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">
                <text:p>384</text:p>
              </table:table-cell>
              <table:table-cell office:value-type="float" office:value="1000">
                <text:p>1000</text:p>
              </table:table-cell>
              <table:table-cell office:value-type="float" office:value="952.499985694885">
                <text:p>952.499985694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  <table:table-cell office:value-type="float" office:value="1000">
                <text:p>1000</text:p>
              </table:table-cell>
              <table:table-cell office:value-type="float" office:value="950.500011444092">
                <text:p>950.500011444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1000">
                <text:p>1000</text:p>
              </table:table-cell>
              <table:table-cell office:value-type="float" office:value="950.999975204468">
                <text:p>950.999975204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6">
                <text:p>396</text:p>
              </table:table-cell>
              <table:table-cell office:value-type="float" office:value="1000">
                <text:p>1000</text:p>
              </table:table-cell>
              <table:table-cell office:value-type="float" office:value="950.74999332428">
                <text:p>950.74999332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  <table:table-cell office:value-type="float" office:value="1000">
                <text:p>1000</text:p>
              </table:table-cell>
              <table:table-cell office:value-type="float" office:value="953.000009059906">
                <text:p>953.000009059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">
                <text:p>392</text:p>
              </table:table-cell>
              <table:table-cell office:value-type="float" office:value="1000">
                <text:p>1000</text:p>
              </table:table-cell>
              <table:table-cell office:value-type="float" office:value="950.74999332428">
                <text:p>950.74999332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">
                <text:p>396</text:p>
              </table:table-cell>
              <table:table-cell office:value-type="float" office:value="1000">
                <text:p>1000</text:p>
              </table:table-cell>
              <table:table-cell office:value-type="float" office:value="950.999975204468">
                <text:p>950.999975204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4">
                <text:p>414</text:p>
              </table:table-cell>
              <table:table-cell office:value-type="float" office:value="1000">
                <text:p>1000</text:p>
              </table:table-cell>
              <table:table-cell office:value-type="float" office:value="946.749985218048">
                <text:p>946.749985218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  <table:table-cell office:value-type="float" office:value="947.499990463257">
                <text:p>947.499990463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9">
                <text:p>379</text:p>
              </table:table-cell>
              <table:table-cell office:value-type="float" office:value="1000">
                <text:p>1000</text:p>
              </table:table-cell>
              <table:table-cell office:value-type="float" office:value="949.750006198883">
                <text:p>949.750006198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8.249995708466">
                <text:p>948.249995708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9.500024318695">
                <text:p>949.5000243186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50.500011444092">
                <text:p>950.5000114440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9">
                <text:p>419</text:p>
              </table:table-cell>
              <table:table-cell office:value-type="float" office:value="1000">
                <text:p>1000</text:p>
              </table:table-cell>
              <table:table-cell office:value-type="float" office:value="947.749972343445">
                <text:p>947.749972343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5">
                <text:p>405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0">
                <text:p>420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8">
                <text:p>408</text:p>
              </table:table-cell>
              <table:table-cell office:value-type="float" office:value="1000">
                <text:p>1000</text:p>
              </table:table-cell>
              <table:table-cell office:value-type="float" office:value="946.250021457672">
                <text:p>946.250021457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1">
                <text:p>411</text:p>
              </table:table-cell>
              <table:table-cell office:value-type="float" office:value="1000">
                <text:p>1000</text:p>
              </table:table-cell>
              <table:table-cell office:value-type="float" office:value="947.749972343445">
                <text:p>947.749972343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5">
                <text:p>415</text:p>
              </table:table-cell>
              <table:table-cell office:value-type="float" office:value="1000">
                <text:p>1000</text:p>
              </table:table-cell>
              <table:table-cell office:value-type="float" office:value="949.249982833862">
                <text:p>949.249982833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